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09.8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3.2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09:26:12.1900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08-18T13:14:04Z</meta:creation-date>
    <dc:date>2016-12-20T09:26:40.434672000</dc:date>
    <meta:print-date>2015-10-26T09:02:18Z</meta:print-date>
    <meta:editing-cycles>35</meta:editing-cycles>
    <meta:editing-duration>PT1H44M11S</meta:editing-duration>
    <meta:document-statistic meta:table-count="1" meta:cell-count="46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